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0c420" officeooo:paragraph-rsid="000631c2"/>
    </style:style>
    <style:style style:name="P2" style:family="paragraph" style:parent-style-name="Preformatted_20_Text">
      <style:text-properties style:text-line-through-style="solid" style:text-line-through-type="single" officeooo:rsid="0010c420" officeooo:paragraph-rsid="000631c2"/>
    </style:style>
    <style:style style:name="P3" style:family="paragraph" style:parent-style-name="Preformatted_20_Text">
      <style:text-properties style:text-line-through-style="solid" style:text-line-through-type="single" style:text-underline-style="none" officeooo:rsid="0010c420" officeooo:paragraph-rsid="000631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Скриптом на BASH, создать 5 папок в указанной, в каждой из 5ти папок создать еще 10 подпапок, и в каждой из этих подпапок создать 20 пустых файлов. Модернизировать скрипт, добавив в него возможность пользователю выбирать место расположения папок, их количество, шаблон имени и т.д.</text:p>
      <text:p text:style-name="P2">2. Написать скрипт: будильник (в нужный момент проиграть музыку, скрипт запрашивает время срабатывания и файл который надо проиграть). Скрипт должен иметь функции: создания, редактирования и удаления заданий будильника. Сторонние задания cron, скрипт должен игнорировать(не показывать).</text:p>
      <text:p text:style-name="P2">3. Написать скрипт для работы с инструментарием git. Скрипт должен иметь функции: создания, редактирования и удаления (репо, веток, файлов, комитов), отправки и получения с удаленного репо (bitbucket.org или github.com). </text:p>
      <text:p text:style-name="P2">4. Написать скрипт, который контролирует выполнение какого-либо процесса и в случае прерывания этого процесса возобновляет его работу. Скрипт должен запросить периодичность проверки и имя процесса. Скрипт должен иметь функции: создания, редактирования и удаления заданий контроля. Сторонние задания cron, скрипт должен игнорировать(не показывать). Для выполнения задания НЕ разрешается создавать другие скрипты(скрипт должен запускаемый из крона и скрипт запускаемый пользователем должен быть один.).</text:p>
      <text:p text:style-name="P2">5. Написать скрипт разбора логов, скрипт запрашивает имя процесса и ищет для него логи, вводит их на экран за указанный промежуток времени. Скрипт по очереди проверяет наличие файла с именем процесса в папке /var/log/, если файл найден — проверяет его на наличие в нем требуемой информации, если его нет, проверяет наличие папки с имененм процесса, при нахождении папки скрипт просматривает все файлы в этой папке на предмет нахождения в ней требуемой информации, если не найдена папка, то информация ищется в syslog.</text:p>
      <text:p text:style-name="P2">6. Написать скрипт, который проверяет смонтирована ли папка по nfs и при необходимости ее монтирует, в папку он помещает файл, в котором написано: имя фамилия ip адрес время запуска\останова uptime. скрипт должен выполняться при запуске и останове машины. Для выполнения задания необходимо пользоваться вохможностями upstart и system.d</text:p>
      <text:p text:style-name="P2">7. Написать скрипт, который проанализировав установленное ПО в системе синтезирует правила файрвола и применит их.</text:p>
      <text:p text:style-name="P1">8. Написать скрипт для резервного копирования указанной информации в указанное место, с указанием периодичности\либо времени запуска. Скрипт должен иметь удобный для человека интерфейс. Резервное копирование должно осуществляться как средствами dd, tar и rsync. Предусмотреть работу скрипта без интерфейса пользователя, т.е. Возможность при которой <text:s/>все конфигурирование может осуществляться через конфигурационный файл. Конфигурационный файл должен иметь удобочитаемый для пользователя формат.</text:p>
      <text:p text:style-name="P1">9. Подключиться к управляемому коммутатору MES консольным кабелем. Настроить коммутатор на работу с SSH. Собрать простую одноранговую ЛВС без доступа в интернет из нескольких рабочих станций, и MES.</text:p>
      <text:p text:style-name="P1">10. Настроить VLAN на двух коммутаторах MES, соединить их тагированными портами и проверить их работоспособность(компьютеры находящиеся в VLAN с одинаковыми номерами должны <text:s/>видеть друг друга на разных MESах). Построить ЛВС по предложенным схемам 1 и 2. При выполнении задания разделение сетей выполнять используя технологию VLAN.</text:p>
      <text:p text:style-name="P3">11. переписать ipcalc на язык Ba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22:48:36.346570898</meta:creation-date>
    <dc:date>2017-07-26T23:03:26.018121705</dc:date>
    <meta:editing-duration>PT2M4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1" meta:paragraph-count="11" meta:word-count="449" meta:character-count="3313" meta:non-whitespace-character-count="2871"/>
  </office:meta>
</office:document-meta>
</file>